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draw:fill="solid" draw:fill-color="#ff0000" draw:textarea-horizontal-align="justify" draw:textarea-vertical-align="middle" draw:auto-grow-height="false"/>
    </style:style>
    <style:style style:name="gr5" style:family="graphic">
      <style:graphic-properties draw:stroke="solid" draw:fill="solid" draw:fill-color="#ffff00" draw:textarea-horizontal-align="justify" draw:textarea-vertical-align="middle" draw:auto-grow-height="false" fo:min-height="0cm" fo:min-width="0cm" fo:wrap-option="no-wrap"/>
    </style:style>
    <style:style style:name="gr6" style:family="graphic">
      <style:graphic-properties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style:paragraph-properties fo:text-align="center"/>
      <style:text-properties fo:font-size="18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08cm" svg:height="1.27cm" svg:x="8.62cm" svg:y="6.588cm">
          <text:p text:style-name="P1">octop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.08cm" svg:height="1.27cm" svg:x="3.286cm" svg:y="4.175cm">
          <text:p text:style-name="P1">octopusR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08cm" svg:height="1.27cm" svg:x="8.62cm" svg:y="4.175cm">
          <text:p text:style-name="P2">octopus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08cm" svg:height="1.27cm" svg:x="13.954cm" svg:y="4.175cm">
          <text:p text:style-name="P2">octopusX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08cm" svg:height="1.27cm" svg:x="3.286cm" svg:y="1.889cm">
          <text:p text:style-name="P1">rtlcompi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5.826cm" svg:y1="5.445cm" svg:x2="11.16cm" svg:y2="6.588cm" draw:start-shape="id1" draw:start-glue-point="2" draw:end-shape="id2" draw:end-glue-point="0" svg:d="m5826 5445c0 858 5334 287 5334 1143" svg:viewBox="0 0 5335 1144">
          <text:p/>
        </draw:connector>
        <draw:connector draw:style-name="gr3" draw:text-style-name="P1" draw:layer="layout" draw:type="curve" svg:x1="11.16cm" svg:y1="5.445cm" svg:x2="11.16cm" svg:y2="6.588cm" draw:start-shape="id3" draw:start-glue-point="2" draw:end-shape="id2" draw:end-glue-point="0" svg:d="m11160 5445v1143" svg:viewBox="0 0 1 1144">
          <text:p/>
        </draw:connector>
        <draw:connector draw:style-name="gr3" draw:text-style-name="P1" draw:layer="layout" draw:type="curve" svg:x1="16.494cm" svg:y1="5.445cm" svg:x2="11.16cm" svg:y2="6.588cm" draw:start-shape="id4" draw:start-glue-point="2" draw:end-shape="id2" draw:end-glue-point="0" svg:d="m16494 5445c0 858-5334 287-5334 1143" svg:viewBox="0 0 5335 1144">
          <text:p/>
        </draw:connector>
        <draw:connector draw:style-name="gr3" draw:text-style-name="P1" draw:layer="layout" draw:type="curve" svg:x1="5.826cm" svg:y1="3.159cm" svg:x2="5.826cm" svg:y2="4.175cm" draw:start-shape="id5" draw:start-glue-point="2" draw:end-shape="id1" draw:end-glue-point="0" svg:d="m5826 3159v1016" svg:viewBox="0 0 1 1017">
          <text:p/>
        </draw:connector>
      </draw:page>
      <draw:page draw:name="page2" draw:style-name="dp1" draw:master-page-name="Default">
        <draw:custom-shape draw:style-name="gr4" draw:text-style-name="P3" draw:layer="Layout" svg:width="5.715cm" svg:height="1.016cm" svg:x="7.223cm" svg:y="1.254cm">
          <text:p text:style-name="P3">design_specific_input.t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064cm" svg:height="0.635cm" svg:x="13.573cm" svg:y="1.127cm">
          <text:p text:style-name="P4"><text:span text:style-name="T1">Customizable part</text:span></text:p>
          <draw:enhanced-geometry svg:viewBox="0 0 21600 21600" draw:text-areas="800 800 20800 20800" draw:type="round-rectangular-callout" draw:modifiers="-3076.60516605166 23875.4716981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715cm" svg:height="1.016cm" svg:x="7.223cm" svg:y="3.032cm">
          <text:p text:style-name="P3">rc_attributes.t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064cm" svg:height="0.635cm" svg:x="13.573cm" svg:y="3.032cm">
          <text:p text:style-name="P4"><text:span text:style-name="T1">RC attributes steered by </text:span><text:span text:style-name="T1"><text:line-break/></text:span><text:span text:style-name="T1">maturity level</text:span></text:p>
          <draw:enhanced-geometry svg:viewBox="0 0 21600 21600" draw:text-areas="800 800 20800 20800" draw:type="round-rectangular-callout" draw:modifiers="-3076.60516605166 23875.4716981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2.413cm" svg:height="0.635cm" svg:x="9.255cm" svg:y="4.556cm">
          <text:p text:style-name="P5"><text:span text:style-name="T2">house_keeping.t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064cm" svg:height="0.635cm" svg:x="13.573cm" svg:y="4.175cm">
          <text:p text:style-name="P5"><text:span text:style-name="T2">Creating dirs, backup old run, etc.</text:span></text:p>
          <draw:enhanced-geometry svg:viewBox="0 0 21600 21600" draw:text-areas="800 800 20800 20800" draw:type="round-rectangular-callout" draw:modifiers="-9686.78966789668 24045.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715cm" svg:height="1.016cm" svg:x="7.223cm" svg:y="5.953cm">
          <text:p text:style-name="P3">read_cpf -library $_CPF_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715cm" svg:height="1.016cm" svg:x="7.223cm" svg:y="7.858cm">
          <text:p text:style-name="P3">include dont_use.tcl</text:p>
          <text:p text:style-name="P3">include ple_setup.t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4T14:03:20.118635774</meta:creation-date>
    <dc:date>2014-01-14T15:08:47.053804502</dc:date>
    <meta:editing-duration>PT5M5S</meta:editing-duration>
    <meta:editing-cycles>1</meta:editing-cycles>
    <meta:document-statistic meta:object-count="17"/>
    <meta:generator>LibreOffice/4.1.3.2$Linux_x86 LibreOffice_project/410m0$Build-2</meta:generator>
  </office:meta>
</office:document-meta>
</file>